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Ruby_20_Value">
<text:span text:style-name="T2">
span('Strong Emphasis',options.title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17:01</dc:date>
    <meta:editing-cycles>226</meta:editing-cycles>
    <meta:editing-duration>PT9H44M9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6"/>
  </office:meta>
</office:document-meta>
</file>